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933in" svg:y="0.9488in">
            <draw:object draw:notify-on-update-of-ranges="Sheet1.A3:Sheet1.A3 Sheet1.A4:Sheet1.A25 Sheet1.B3:Sheet1.B3 Sheet1.B4:Sheet1.B25 Sheet1.A3:Sheet1.A3 Sheet1.A4:Sheet1.A25 Sheet1.C3:Sheet1.C3 Sheet1.C4:Sheet1.C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valeurs</text:p>
          </table:table-cell>
          <table:table-cell office:value-type="string" calcext:value-type="string">
            <text:p>racines de x</text:p>
          </table:table-cell>
          <table:table-cell office:value-type="string" calcext:value-type="string">
            <text:p>Nb itérations pour trouver la racine de 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4213562" calcext:value-type="float">
            <text:p>1.4142135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32050808" calcext:value-type="float">
            <text:p>1.7320508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36067977" calcext:value-type="float">
            <text:p>2.2360679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449489743" calcext:value-type="float">
            <text:p>2.4494897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64575131" calcext:value-type="float">
            <text:p>2.645751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28427125" calcext:value-type="float">
            <text:p>2.8284271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16227766" calcext:value-type="float">
            <text:p>3.162277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31662479" calcext:value-type="float">
            <text:p>3.3166247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464101615" calcext:value-type="float">
            <text:p>3.4641016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605551275" calcext:value-type="float">
            <text:p>3.6055512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741657387" calcext:value-type="float">
            <text:p>3.7416573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72983346" calcext:value-type="float">
            <text:p>3.8729833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72135955" calcext:value-type="float">
            <text:p>4.4721359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477225575" calcext:value-type="float">
            <text:p>5.4772255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916079783" calcext:value-type="float">
            <text:p>5.9160797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32455532" calcext:value-type="float">
            <text:p>6.324555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.708203932" calcext:value-type="float">
            <text:p>6.7082039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071067812" calcext:value-type="float">
            <text:p>7.071067812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13:59:16.234023120</meta:creation-date>
    <dc:date>2023-10-13T14:16:23.459747409</dc:date>
    <meta:editing-duration>PT5M47S</meta:editing-duration>
    <meta:editing-cycles>1</meta:editing-cycles>
    <meta:document-statistic meta:table-count="1" meta:cell-count="69" meta:object-count="1"/>
    <meta:generator>LibreOffice/7.3.7.2$Linux_X86_64 LibreOffice_project/30$Build-2</meta:generator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98cm" svg:y="0.316cm" chart:style-name="ch2">
          <text:p>Graphique</text:p>
        </chart:title>
        <chart:legend chart:legend-position="end" svg:x="11.012cm" svg:y="3.753cm" style:legend-expansion="high" chart:style-name="ch3"/>
        <chart:plot-area chart:style-name="ch4" table:cell-range-address="Sheet1.A3:Sheet1.C25" chart:data-source-has-labels="row" svg:x="0.32cm" svg:y="1.275cm" svg:width="10.372cm" svg:height="7.545cm">
          <chart:coordinate-region svg:x="0.756cm" svg:y="1.475cm" svg:width="9.749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4:Sheet1.B25" chart:label-cell-address="Sheet1.B3:Sheet1.B3" chart:class="chart:scatter">
            <chart:domain table:cell-range-address="Sheet1.A4:Sheet1.A25"/>
            <chart:data-point chart:repeated="22"/>
          </chart:series>
          <chart:series chart:style-name="ch9" chart:values-cell-range-address="Sheet1.C4:Sheet1.C25" chart:label-cell-address="Sheet1.C3:Sheet1.C3" chart:class="chart:scatter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cines de x</text:p>
                <draw:g>
                  <svg:desc>Sheet1.B3:Sheet1.B3</svg:desc>
                </draw:g>
              </table:table-cell>
              <table:table-cell office:value-type="string">
                <text:p>Nb itérations pour trouver la racine de x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25</svg:desc>
                </draw:g>
              </table:table-cell>
              <table:table-cell office:value-type="float" office:value="1">
                <text:p>1</text:p>
                <draw:g>
                  <svg:desc>Sheet1.B4:Sheet1.B25</svg:desc>
                </draw:g>
              </table:table-cell>
              <table:table-cell office:value-type="float" office:value="5">
                <text:p>5</text:p>
                <draw:g>
                  <svg:desc>Sheet1.C4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14213562">
                <text:p>1.4142135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732050808">
                <text:p>1.732050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36067977">
                <text:p>2.236067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449489743">
                <text:p>2.4494897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64575131">
                <text:p>2.64575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828427125">
                <text:p>2.828427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16227766">
                <text:p>3.162277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31662479">
                <text:p>3.31662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64101615">
                <text:p>3.464101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605551275">
                <text:p>3.6055512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741657387">
                <text:p>3.7416573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872983346">
                <text:p>3.8729833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4.472135955">
                <text:p>4.472135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.477225575">
                <text:p>5.4772255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5.916079783">
                <text:p>5.916079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6.32455532">
                <text:p>6.32455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6.708203932">
                <text:p>6.708203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7.071067812">
                <text:p>7.071067812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